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 Main" svg:font-family="'MathJax Main'"/>
    <style:font-face style:name="MathJax Math" svg:font-family="'MathJax Math'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fo:font-weight="bold" officeooo:rsid="0020e718" officeooo:paragraph-rsid="0020e718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fo:font-weight="bold" officeooo:rsid="0020e718" officeooo:paragraph-rsid="0025d56f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1pt" style:text-underline-style="none" officeooo:rsid="0020e718" officeooo:paragraph-rsid="0020e718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style:text-underline-style="none" officeooo:rsid="0020e718" officeooo:paragraph-rsid="0025d56f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style:text-underline-style="none" officeooo:rsid="0017b33e" officeooo:paragraph-rsid="001d02b2" style:font-size-asian="11pt" style:font-size-complex="11pt"/>
    </style:style>
    <style:style style:name="P6" style:family="paragraph" style:parent-style-name="Text_20_body">
      <style:paragraph-properties fo:text-align="start" style:justify-single-word="false"/>
      <style:text-properties fo:font-size="11pt" style:text-underline-style="none" officeooo:rsid="0017b33e" officeooo:paragraph-rsid="001d02b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style:text-underline-style="none" officeooo:rsid="0017b33e" officeooo:paragraph-rsid="0020e718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style:text-underline-style="none" officeooo:rsid="0017b33e" officeooo:paragraph-rsid="0025d56f" style:font-size-asian="11pt" style:font-size-complex="11pt"/>
    </style:style>
    <style:style style:name="P9" style:family="paragraph" style:parent-style-name="Text_20_body">
      <style:paragraph-properties fo:text-align="start" style:justify-single-word="false"/>
      <style:text-properties fo:font-size="11pt" style:text-underline-style="none" officeooo:rsid="0017b33e" officeooo:paragraph-rsid="0025d56f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size="11pt" style:text-underline-style="none" officeooo:rsid="0020222b" officeooo:paragraph-rsid="001d02b2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fo:font-size="11pt" style:text-underline-style="none" officeooo:rsid="0020222b" officeooo:paragraph-rsid="002438a0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fo:font-size="11pt" style:text-underline-style="none" officeooo:rsid="0020222b" officeooo:paragraph-rsid="0025d56f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fo:font-size="11pt" style:text-underline-style="none" officeooo:rsid="00224811" officeooo:paragraph-rsid="002438a0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fo:font-size="11pt" style:text-underline-style="none" officeooo:rsid="00224811" officeooo:paragraph-rsid="0025d56f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fo:font-size="11pt" style:text-underline-style="none" fo:font-weight="bold" officeooo:rsid="0020e718" officeooo:paragraph-rsid="0020e718" style:font-size-asian="11pt" style:font-weight-asian="bold" style:font-size-complex="11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1pt" style:text-underline-style="none" fo:font-weight="bold" officeooo:rsid="0020e718" officeooo:paragraph-rsid="0025d56f" style:font-size-asian="11pt" style:font-weight-asian="bold" style:font-size-complex="11pt" style:font-weight-complex="bold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font-size="11pt" officeooo:paragraph-rsid="0025d56f" style:font-size-asian="11pt" style:font-size-complex="11pt"/>
    </style:style>
    <style:style style:name="P19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officeooo:rsid="0017b33e" officeooo:paragraph-rsid="001d02b2" style:font-size-asian="13pt" style:font-size-complex="13pt"/>
    </style:style>
    <style:style style:name="P20" style:family="paragraph" style:parent-style-name="Standard">
      <style:paragraph-properties fo:text-align="center" style:justify-single-word="false" fo:break-before="column"/>
      <style:text-properties fo:font-size="13pt" style:text-underline-style="solid" style:text-underline-width="auto" style:text-underline-color="font-color" officeooo:rsid="0017b33e" officeooo:paragraph-rsid="0025d56f" style:font-size-asian="13pt" style:font-size-complex="13pt"/>
    </style:style>
    <style:style style:name="P21" style:family="paragraph" style:parent-style-name="Standard">
      <style:paragraph-properties fo:text-align="start" style:justify-single-word="false"/>
      <style:text-properties fo:font-size="13pt" style:text-underline-style="none" officeooo:rsid="0017b33e" officeooo:paragraph-rsid="001d02b2" style:font-size-asian="13pt" style:font-size-complex="13pt"/>
    </style:style>
    <style:style style:name="P22" style:family="paragraph" style:parent-style-name="Standard">
      <style:paragraph-properties fo:text-align="start" style:justify-single-word="false"/>
      <style:text-properties fo:font-size="13pt" style:text-underline-style="none" officeooo:rsid="0017b33e" officeooo:paragraph-rsid="0025d56f" style:font-size-asian="13pt" style:font-size-complex="13pt"/>
    </style:style>
    <style:style style:name="P23" style:family="paragraph" style:parent-style-name="Text_20_body">
      <style:text-properties officeooo:paragraph-rsid="0025d56f"/>
    </style:style>
    <style:style style:name="P24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fo:font-weight="bold" officeooo:rsid="0020e718" officeooo:paragraph-rsid="0020e718" style:font-size-asian="11pt" style:font-weight-asian="bold" style:font-size-complex="11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fo:font-weight="bold" officeooo:rsid="0020e718" officeooo:paragraph-rsid="0025d56f" style:font-size-asian="11pt" style:font-weight-asian="bold" style:font-size-complex="11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officeooo:rsid="002438a0" officeooo:paragraph-rsid="002438a0" style:font-size-asian="11pt" style:font-size-complex="11pt"/>
    </style:style>
    <style:style style:name="P27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officeooo:rsid="002438a0" officeooo:paragraph-rsid="0025d56f" style:font-size-asian="11pt" style:font-size-complex="11pt"/>
    </style:style>
    <style:style style:name="P28" style:family="paragraph" style:parent-style-name="Standard">
      <style:paragraph-properties fo:text-align="start" style:justify-single-word="false"/>
      <style:text-properties fo:font-size="11pt" style:text-underline-style="none" officeooo:rsid="002882fa" officeooo:paragraph-rsid="002882fa" style:font-size-asian="11pt" style:font-size-complex="11pt"/>
    </style:style>
    <style:style style:name="P29" style:family="paragraph" style:parent-style-name="Text_20_body">
      <style:paragraph-properties fo:text-align="start" style:justify-single-word="false"/>
      <style:text-properties officeooo:paragraph-rsid="001d02b2"/>
    </style:style>
    <style:style style:name="P30" style:family="paragraph" style:parent-style-name="Text_20_body">
      <style:paragraph-properties fo:text-align="start" style:justify-single-word="false"/>
      <style:text-properties officeooo:paragraph-rsid="002882f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0222b" style:font-style-asian="italic" style:font-style-complex="italic"/>
    </style:style>
    <style:style style:name="T3" style:family="text">
      <style:text-properties fo:font-style="italic" officeooo:rsid="0017b33e" style:font-style-asian="italic" style:font-style-complex="italic"/>
    </style:style>
    <style:style style:name="T4" style:family="text">
      <style:text-properties fo:font-style="italic" officeooo:rsid="002438a0" style:font-style-asian="italic" style:font-style-complex="italic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officeooo:rsid="0021ec09" style:font-size-asian="11pt" style:font-size-complex="11pt"/>
    </style:style>
    <style:style style:name="T7" style:family="text">
      <style:text-properties fo:font-size="11pt" officeooo:rsid="00224811" style:font-size-asian="11pt" style:font-size-complex="11pt"/>
    </style:style>
    <style:style style:name="T8" style:family="text">
      <style:text-properties fo:font-size="11pt" officeooo:rsid="002249a8" style:font-size-asian="11pt" style:font-size-complex="11pt"/>
    </style:style>
    <style:style style:name="T9" style:family="text">
      <style:text-properties fo:font-size="11pt" fo:font-style="italic" style:font-size-asian="11pt" style:font-style-asian="italic" style:font-size-complex="11pt" style:font-style-complex="italic"/>
    </style:style>
    <style:style style:name="T10" style:family="text">
      <style:text-properties fo:font-size="11pt" fo:font-weight="normal" style:font-size-asian="11pt" style:font-weight-asian="normal" style:font-size-complex="11pt" style:font-weight-complex="normal"/>
    </style:style>
    <style:style style:name="T11" style:family="text">
      <style:text-properties fo:font-size="11pt" fo:font-weight="normal" officeooo:rsid="00235584" style:font-size-asian="11pt" style:font-weight-asian="normal" style:font-size-complex="11pt" style:font-weight-complex="normal"/>
    </style:style>
    <style:style style:name="T12" style:family="text">
      <style:text-properties fo:font-size="11pt" style:text-underline-style="none" officeooo:rsid="0017b33e" style:font-size-asian="11pt" style:font-size-complex="11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style:text-position="super 58%" fo:font-style="italic" style:font-style-asian="italic" style:font-style-complex="italic"/>
    </style:style>
    <style:style style:name="T16" style:family="text">
      <style:text-properties style:text-position="super 58%" fo:font-style="italic" officeooo:rsid="0017b33e" style:font-style-asian="italic" style:font-style-complex="italic"/>
    </style:style>
    <style:style style:name="T17" style:family="text">
      <style:text-properties officeooo:rsid="0020222b"/>
    </style:style>
    <style:style style:name="T18" style:family="text">
      <style:text-properties style:font-name="MathJax Math" fo:font-style="italic"/>
    </style:style>
    <style:style style:name="T19" style:family="text">
      <style:text-properties style:font-name="MathJax Math" fo:font-style="italic" officeooo:rsid="00224811"/>
    </style:style>
    <style:style style:name="T20" style:family="text">
      <style:text-properties style:font-name="MathJax Math" fo:font-size="11pt" fo:font-style="italic" style:font-size-asian="11pt" style:font-size-complex="11pt"/>
    </style:style>
    <style:style style:name="T21" style:family="text">
      <style:text-properties style:font-name="MathJax Math" fo:font-size="11pt" fo:font-style="italic" style:text-underline-style="none" officeooo:rsid="0017b33e" style:font-size-asian="11pt" style:font-size-complex="11pt"/>
    </style:style>
    <style:style style:name="T22" style:family="text">
      <style:text-properties style:font-name="MathJax Main"/>
    </style:style>
    <style:style style:name="T23" style:family="text">
      <style:text-properties style:font-name="MathJax Main" fo:font-size="11pt" style:font-size-asian="11pt" style:font-size-complex="11pt"/>
    </style:style>
    <style:style style:name="T24" style:family="text">
      <style:text-properties style:font-name="MathJax Main" fo:font-size="11pt" style:text-underline-style="none" officeooo:rsid="0017b33e" style:font-size-asian="11pt" style:font-size-complex="11pt"/>
    </style:style>
    <style:style style:name="T25" style:family="text">
      <style:text-properties style:text-position="sub 58%" style:font-name="MathJax Main"/>
    </style:style>
    <style:style style:name="T26" style:family="text">
      <style:text-properties officeooo:rsid="00224811"/>
    </style:style>
    <style:style style:name="T27" style:family="text">
      <style:text-properties officeooo:rsid="0017b33e"/>
    </style:style>
    <style:style style:name="T28" style:family="text">
      <style:text-properties officeooo:rsid="002438a0"/>
    </style:style>
    <style:style style:name="T29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Arithmétique <text:s/><text:span text:style-name="T17">suite </text:span>- 1 SIO</text:p>
      <text:p text:style-name="P21"/>
      <text:p text:style-name="P1">Nombres premiers</text:p>
      <text:p text:style-name="P3"/>
      <text:p text:style-name="P21"><text:span text:style-name="T5">Un </text:span><text:span text:style-name="Emphasis"><text:span text:style-name="T5">nombre premier</text:span></text:span><text:span text:style-name="T5"> est un nombre entier positif qui a exactement deux diviseurs (1 et lui-même). Un nombre non premier différent de 0 et de 1 est dit </text:span><text:span text:style-name="Emphasis"><text:span text:style-name="T5">composé</text:span></text:span><text:span text:style-name="T5">. </text:span></text:p>
      <text:p text:style-name="P5"/>
      <text:p text:style-name="P15"><text:span text:style-name="T13">Propriété</text:span> (utile pour optimiser les algorithmes de test)</text:p>
      <text:p text:style-name="P5"/>
      <text:p text:style-name="P7">Si un nombre <text:span text:style-name="Emphasis">n</text:span> est composé, alors il admet un diviseur strict <text:span text:style-name="Emphasis">d</text:span> tel que <draw:frame draw:style-name="fr1" draw:name="Objet1" text:anchor-type="as-char" svg:y="-0.416cm" svg:width="1.09cm" svg:height="0.508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. </text:p>
      <text:p text:style-name="P5"/>
      <text:p text:style-name="P6"><text:span text:style-name="Strong_20_Emphasis"><text:span text:style-name="T14">Démonstration </text:span></text:span><text:span text:style-name="Strong_20_Emphasis">:</text:span> Soit <text:span text:style-name="Emphasis">n</text:span> un nombre composé. On note <text:bookmark text:name="MathJax-Span-51"/><text:bookmark text:name="MathJax-Span-50"/><text:bookmark text:name="MathJax-Span-49"/><text:bookmark text:name="MathJax-Span-48"/><text:bookmark text:name="MathJax-Element-8-Frame"/><text:span text:style-name="T18">d</text:span><text:bookmark text:name="MathJax-Span-52"/><text:span text:style-name="T25">1</text:span> et <text:bookmark text:name="MathJax-Span-56"/><text:bookmark text:name="MathJax-Span-55"/><text:bookmark text:name="MathJax-Span-54"/><text:bookmark text:name="MathJax-Span-53"/><text:bookmark text:name="MathJax-Element-9-Frame"/><text:span text:style-name="T18">d</text:span><text:bookmark text:name="MathJax-Span-57"/><text:span text:style-name="T25">2</text:span> des diviseurs stricts de <text:span text:style-name="Emphasis">n</text:span> (peut-être égaux), tels que <draw:frame draw:style-name="fr1" draw:name="Objet5" text:anchor-type="as-char" svg:y="-0.379cm" svg:width="1.69cm" svg:height="0.534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text:s/>(on parlera de diviseurs <text:span text:style-name="Emphasis">associés</text:span>).</text:p>
      <text:p text:style-name="P17">On suppose par l’absurde que <draw:frame draw:style-name="fr1" draw:name="Objet2" text:anchor-type="as-char" svg:y="-0.416cm" svg:width="1.154cm" svg:height="0.572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text:s/><text:span text:style-name="T26">et </text:span><draw:frame draw:style-name="fr1" draw:name="Objet3" text:anchor-type="as-char" svg:y="-0.416cm" svg:width="1.157cm" svg:height="0.572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text:bookmark text:name="MathJax-Element-12-Frame"/><text:bookmark text:name="MathJax-Span-78"/><text:bookmark text:name="MathJax-Span-79"/><text:bookmark text:name="MathJax-Span-80"/><text:bookmark text:name="MathJax-Span-81"/>. On a la chaîne d’égalités et d’inégalités suivante : <text:span text:style-name="T18"><draw:frame draw:style-name="fr1" draw:name="Objet4" text:anchor-type="as-char" svg:y="-0.416cm" svg:width="3.9cm" svg:height="0.572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18">, </text:span><text:span text:style-name="T19">c</text:span>e qui est impossible.</text:p>
      <text:p text:style-name="Text_20_body"><text:span text:style-name="Strong_20_Emphasis"><text:span text:style-name="T11">En bref </text:span></text:span><text:span text:style-name="Strong_20_Emphasis"><text:span text:style-name="T10">: </text:span></text:span><text:span text:style-name="Strong_20_Emphasis"><text:span text:style-name="T11">s</text:span></text:span><text:span text:style-name="T5">ur les deux diviseurs associés, s’</text:span><text:span text:style-name="T6">il y a un </text:span><text:span text:style-name="T7">g</text:span><text:span text:style-name="T5">rand, </text:span><text:span text:style-name="T7">alors </text:span><text:span text:style-name="T8">il y a un petit</text:span><text:span text:style-name="T5">.</text:span></text:p>
      <text:p text:style-name="P1">Décomposition en facteurs premiers</text:p>
      <text:p text:style-name="P7"/>
      <text:p text:style-name="P11"><text:span text:style-name="T28">Tout</text:span> nombre entier positif strictement supérieur à 1 <text:span text:style-name="T28">s’écrit</text:span></text:p>
      <text:p text:style-name="P13"><text:span text:style-name="T3">N = p</text:span><text:span text:style-name="T16">a</text:span><text:span text:style-name="T3"> . q</text:span><text:span text:style-name="T16">b</text:span><text:span text:style-name="T3"> .... s</text:span><text:span text:style-name="T16">d</text:span><text:span text:style-name="T27"> </text:span><text:span text:style-name="T28">où </text:span><text:span text:style-name="T4">p</text:span><text:span text:style-name="T28">, </text:span><text:span text:style-name="T4">q</text:span><text:span text:style-name="T28">, …, </text:span><text:span text:style-name="T4">s</text:span><text:span text:style-name="T28"> sont des nombres premiers.</text:span></text:p>
      <text:p text:style-name="P13"><text:span text:style-name="T28">Cette décomposition</text:span> est unique.</text:p>
      <text:p text:style-name="P7"/>
      <text:p text:style-name="P1">Nombre de diviseurs</text:p>
      <text:p text:style-name="P5"/>
      <text:p text:style-name="P10">Soit N un nombre entier positif strictement supérieur à 1.</text:p>
      <text:p text:style-name="P5">Si <text:span text:style-name="T1">N = p</text:span><text:span text:style-name="T15">a</text:span><text:span text:style-name="T1"> . q</text:span><text:span text:style-name="T15">b</text:span><text:span text:style-name="T1"> .... s</text:span><text:span text:style-name="T15">d</text:span>, (décomposition en facteurs premiers),</text:p>
      <text:p text:style-name="P5"><text:span text:style-name="T17">alors le nombre de diviseurs de </text:span><text:span text:style-name="T2">N</text:span><text:span text:style-name="T17"> est</text:span> (<text:span text:style-name="T1">a</text:span>+1)(<text:span text:style-name="T1">b</text:span>+1)...(<text:span text:style-name="T1">d</text:span>+1).</text:p>
      <text:p text:style-name="P5"/>
      <text:p text:style-name="P26"><text:span text:style-name="T29">PGCD</text:span></text:p>
      <text:p text:style-name="P5"/>
      <text:p text:style-name="P29"><text:span text:style-name="T12">Soit deux entiers </text:span><text:bookmark text:name="MathJax-Span-441"/><text:bookmark text:name="MathJax-Span-440"/><text:bookmark text:name="MathJax-Span-439"/><text:bookmark text:name="MathJax-Element-22-Frame"/><text:span text:style-name="T21">a</text:span><text:span text:style-name="T12"> et </text:span><text:bookmark text:name="MathJax-Span-444"/><text:bookmark text:name="MathJax-Span-443"/><text:bookmark text:name="MathJax-Span-442"/><text:bookmark text:name="MathJax-Element-23-Frame"/><text:span text:style-name="T21">b</text:span><text:span text:style-name="T12">. On note </text:span><text:bookmark text:name="MathJax-Span-447"/><text:bookmark text:name="MathJax-Span-446"/><text:bookmark text:name="MathJax-Span-445"/><text:bookmark text:name="MathJax-Element-24-Frame"/><text:span text:style-name="T21">D</text:span><text:bookmark text:name="MathJax-Span-448"/><text:span text:style-name="T24">(</text:span><text:bookmark text:name="MathJax-Span-449"/><text:span text:style-name="T21">a</text:span><text:bookmark text:name="MathJax-Span-450"/><text:span text:style-name="T24">)</text:span><text:span text:style-name="T12"> et </text:span><text:bookmark text:name="MathJax-Span-453"/><text:bookmark text:name="MathJax-Span-452"/><text:bookmark text:name="MathJax-Span-451"/><text:bookmark text:name="MathJax-Element-25-Frame"/><text:span text:style-name="T21">D</text:span><text:bookmark text:name="MathJax-Span-454"/><text:span text:style-name="T24">(</text:span><text:bookmark text:name="MathJax-Span-455"/><text:span text:style-name="T21">b</text:span><text:bookmark text:name="MathJax-Span-456"/><text:span text:style-name="T24">)</text:span><text:span text:style-name="T12"> les ensembles de diviseurs de </text:span><text:bookmark text:name="MathJax-Span-459"/><text:bookmark text:name="MathJax-Span-458"/><text:bookmark text:name="MathJax-Span-457"/><text:bookmark text:name="MathJax-Element-26-Frame"/><text:span text:style-name="T21">a</text:span><text:span text:style-name="T12"> et de </text:span><text:bookmark text:name="MathJax-Span-462"/><text:bookmark text:name="MathJax-Span-461"/><text:bookmark text:name="MathJax-Span-460"/><text:bookmark text:name="MathJax-Element-27-Frame"/><text:span text:style-name="T21">b</text:span><text:span text:style-name="T12"> respectivement. </text:span><text:span text:style-name="T5">Le plus grand élément commun à ces deux ensembles est appelé </text:span><text:span text:style-name="T9">le plus grand diviseur commun</text:span><text:span text:style-name="T5"> de </text:span><text:bookmark text:name="MathJax-Element-28-Frame"/><text:bookmark text:name="MathJax-Span-463"/><text:bookmark text:name="MathJax-Span-464"/><text:bookmark text:name="MathJax-Span-465"/><text:span text:style-name="T20">a</text:span><text:span text:style-name="T5"> et de </text:span><text:bookmark text:name="MathJax-Element-29-Frame"/><text:bookmark text:name="MathJax-Span-466"/><text:bookmark text:name="MathJax-Span-467"/><text:bookmark text:name="MathJax-Span-468"/><text:span text:style-name="T20">b</text:span><text:span text:style-name="T5"> (</text:span><text:span text:style-name="Emphasis"><text:span text:style-name="T5">greatest common divisor</text:span></text:span><text:span text:style-name="T5"> en anglais), et est noté </text:span><text:bookmark text:name="MathJax-Element-30-Frame"/><text:bookmark text:name="MathJax-Span-469"/><text:bookmark text:name="MathJax-Span-470"/><text:bookmark text:name="MathJax-Span-471"/><text:span text:style-name="T20">P</text:span><text:bookmark text:name="MathJax-Span-472"/><text:span text:style-name="T20">G</text:span><text:bookmark text:name="MathJax-Span-473"/><text:span text:style-name="T20">C</text:span><text:bookmark text:name="MathJax-Span-474"/><text:span text:style-name="T20">D</text:span><text:bookmark text:name="MathJax-Span-475"/><text:span text:style-name="T23">(</text:span><text:bookmark text:name="MathJax-Span-476"/><text:span text:style-name="T20">a</text:span><text:bookmark text:name="MathJax-Span-477"/><text:span text:style-name="T23">,</text:span><text:bookmark text:name="MathJax-Span-478"/><text:span text:style-name="T20">b</text:span><text:bookmark text:name="MathJax-Span-479"/><text:span text:style-name="T23">)</text:span><text:span text:style-name="T5"> ou </text:span><text:bookmark text:name="MathJax-Element-31-Frame"/><text:bookmark text:name="MathJax-Span-480"/><text:bookmark text:name="MathJax-Span-481"/><text:bookmark text:name="MathJax-Span-482"/><text:span text:style-name="T20">G</text:span><text:bookmark text:name="MathJax-Span-483"/><text:span text:style-name="T20">C</text:span><text:bookmark text:name="MathJax-Span-484"/><text:span text:style-name="T20">D</text:span><text:bookmark text:name="MathJax-Span-485"/><text:span text:style-name="T23">(</text:span><text:bookmark text:name="MathJax-Span-486"/><text:span text:style-name="T20">a</text:span><text:bookmark text:name="MathJax-Span-487"/><text:span text:style-name="T23">,</text:span><text:bookmark text:name="MathJax-Span-488"/><text:span text:style-name="T20">b</text:span><text:bookmark text:name="MathJax-Span-489"/><text:span text:style-name="T23">),</text:span><text:span text:style-name="T5"> voire </text:span><text:bookmark text:name="MathJax-Element-32-Frame"/><text:bookmark text:name="MathJax-Span-490"/><text:bookmark text:name="MathJax-Span-491"/><text:bookmark text:name="MathJax-Span-492"/><text:span text:style-name="T20">a</text:span><text:bookmark text:name="MathJax-Span-493"/><text:span text:style-name="T5">∧</text:span><text:bookmark text:name="MathJax-Span-494"/><text:span text:style-name="T20">b</text:span><text:span text:style-name="T5">.</text:span></text:p>
      <text:p text:style-name="P28">Connaissant la décomposition en facteurs premiers de deux nombres, on peut trouver leur PGCD en gardant la plus petite des deux puissances pour chaque facteur.</text:p>
      <text:p text:style-name="P20">Arithmétique <text:s/><text:span text:style-name="T17">suite </text:span>- 1 SIO</text:p>
      <text:p text:style-name="P22"/>
      <text:p text:style-name="P2">Nombres premiers</text:p>
      <text:p text:style-name="P4"/>
      <text:p text:style-name="P22"><text:span text:style-name="T5">Un </text:span><text:span text:style-name="Emphasis"><text:span text:style-name="T5">nombre premier</text:span></text:span><text:span text:style-name="T5"> est un nombre entier positif qui a exactement deux diviseurs (1 et lui-même). Un nombre non premier différent de 0 et de 1 est dit </text:span><text:span text:style-name="Emphasis"><text:span text:style-name="T5">composé</text:span></text:span><text:span text:style-name="T5">. </text:span></text:p>
      <text:p text:style-name="P8"/>
      <text:p text:style-name="P16"><text:span text:style-name="T13">Propriété</text:span> (utile pour optimiser les algorithmes de test)</text:p>
      <text:p text:style-name="P8"/>
      <text:p text:style-name="P8">Si un nombre <text:span text:style-name="Emphasis">n</text:span> est composé, alors il admet un diviseur strict <text:span text:style-name="Emphasis">d</text:span> tel que <draw:frame draw:style-name="fr1" draw:name="Objet6" text:anchor-type="as-char" svg:y="-0.416cm" svg:width="1.09cm" svg:height="0.508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. </text:p>
      <text:p text:style-name="P8"/>
      <text:p text:style-name="P9"><text:span text:style-name="Strong_20_Emphasis"><text:span text:style-name="T14">Démonstration </text:span></text:span><text:span text:style-name="Strong_20_Emphasis">:</text:span> Soit <text:span text:style-name="Emphasis">n</text:span> un nombre composé. On note <text:bookmark text:name="MathJax-Span-51 Copie 1"/><text:bookmark text:name="MathJax-Span-50 Copie 1"/><text:bookmark text:name="MathJax-Span-49 Copie 1"/><text:bookmark text:name="MathJax-Span-48 Copie 1"/><text:bookmark text:name="MathJax-Element-8-Frame Copie 1"/><text:span text:style-name="T18">d</text:span><text:bookmark text:name="MathJax-Span-52 Copie 1"/><text:span text:style-name="T25">1</text:span> et <text:bookmark text:name="MathJax-Span-56 Copie 1"/><text:bookmark text:name="MathJax-Span-55 Copie 1"/><text:bookmark text:name="MathJax-Span-54 Copie 1"/><text:bookmark text:name="MathJax-Span-53 Copie 1"/><text:bookmark text:name="MathJax-Element-9-Frame Copie 1"/><text:span text:style-name="T18">d</text:span><text:bookmark text:name="MathJax-Span-57 Copie 1"/><text:span text:style-name="T25">2</text:span> des diviseurs stricts de <text:span text:style-name="Emphasis">n</text:span> (peut-être égaux), tels que <draw:frame draw:style-name="fr1" draw:name="Objet7" text:anchor-type="as-char" svg:y="-0.379cm" svg:width="1.69cm" svg:height="0.534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text:s/>(on parlera de diviseurs <text:span text:style-name="Emphasis">associés</text:span>).</text:p>
      <text:p text:style-name="P18">On suppose par l’absurde que <draw:frame draw:style-name="fr1" draw:name="Objet8" text:anchor-type="as-char" svg:y="-0.416cm" svg:width="1.154cm" svg:height="0.572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text:s/><text:span text:style-name="T26">et </text:span><draw:frame draw:style-name="fr1" draw:name="Objet9" text:anchor-type="as-char" svg:y="-0.416cm" svg:width="1.157cm" svg:height="0.572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<text:bookmark text:name="MathJax-Element-12-Frame Copie 1"/><text:bookmark text:name="MathJax-Span-78 Copie 1"/><text:bookmark text:name="MathJax-Span-79 Copie 1"/><text:bookmark text:name="MathJax-Span-80 Copie 1"/><text:bookmark text:name="MathJax-Span-81 Copie 1"/>. On a la chaîne d’égalités et d’inégalités suivante : <text:span text:style-name="T18"><draw:frame draw:style-name="fr1" draw:name="Objet10" text:anchor-type="as-char" svg:y="-0.416cm" svg:width="3.9cm" svg:height="0.572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18">, </text:span><text:span text:style-name="T19">c</text:span>e qui est impossible.</text:p>
      <text:p text:style-name="P23"><text:span text:style-name="Strong_20_Emphasis"><text:span text:style-name="T11">En bref </text:span></text:span><text:span text:style-name="Strong_20_Emphasis"><text:span text:style-name="T10">: </text:span></text:span><text:span text:style-name="Strong_20_Emphasis"><text:span text:style-name="T11">s</text:span></text:span><text:span text:style-name="T5">ur les deux diviseurs associés, s’</text:span><text:span text:style-name="T6">il y a un </text:span><text:span text:style-name="T7">g</text:span><text:span text:style-name="T5">rand, </text:span><text:span text:style-name="T7">alors </text:span><text:span text:style-name="T8">il y a un petit</text:span><text:span text:style-name="T5">.</text:span></text:p>
      <text:p text:style-name="P2">Décomposition en facteurs premiers</text:p>
      <text:p text:style-name="P8"/>
      <text:p text:style-name="P12"><text:span text:style-name="T28">Tout</text:span> nombre entier positif strictement supérieur à 1 <text:span text:style-name="T28">s’écrit</text:span></text:p>
      <text:p text:style-name="P14"><text:span text:style-name="T3">N = p</text:span><text:span text:style-name="T16">a</text:span><text:span text:style-name="T3"> . q</text:span><text:span text:style-name="T16">b</text:span><text:span text:style-name="T3"> .... s</text:span><text:span text:style-name="T16">d</text:span><text:span text:style-name="T27"> </text:span><text:span text:style-name="T28">où </text:span><text:span text:style-name="T4">p</text:span><text:span text:style-name="T28">, </text:span><text:span text:style-name="T4">q</text:span><text:span text:style-name="T28">, …, </text:span><text:span text:style-name="T4">s</text:span><text:span text:style-name="T28"> sont des nombres premiers.</text:span></text:p>
      <text:p text:style-name="P14"><text:span text:style-name="T28">Cette décomposition</text:span> est unique.</text:p>
      <text:p text:style-name="P8"/>
      <text:p text:style-name="P2">Nombre de diviseurs</text:p>
      <text:p text:style-name="P8"/>
      <text:p text:style-name="P12">Soit N un nombre entier positif strictement supérieur à 1.</text:p>
      <text:p text:style-name="P8">Si <text:span text:style-name="T1">N = p</text:span><text:span text:style-name="T15">a</text:span><text:span text:style-name="T1"> . q</text:span><text:span text:style-name="T15">b</text:span><text:span text:style-name="T1"> .... s</text:span><text:span text:style-name="T15">d</text:span>, (décomposition en facteurs premiers),</text:p>
      <text:p text:style-name="P8"><text:span text:style-name="T17">alors le nombre de diviseurs de </text:span><text:span text:style-name="T2">N</text:span><text:span text:style-name="T17"> est</text:span> (<text:span text:style-name="T1">a</text:span>+1)(<text:span text:style-name="T1">b</text:span>+1)...(<text:span text:style-name="T1">d</text:span>+1).</text:p>
      <text:p text:style-name="P8"/>
      <text:p text:style-name="P27"><text:span text:style-name="T29">PGCD</text:span></text:p>
      <text:p text:style-name="P8"/>
      <text:p text:style-name="P30"><text:span text:style-name="T12">Soit deux entiers </text:span><text:bookmark text:name="MathJax-Span-441 Copie 3"/><text:bookmark text:name="MathJax-Span-440 Copie 3"/><text:bookmark text:name="MathJax-Span-439 Copie 3"/><text:bookmark text:name="MathJax-Element-22-Frame Copie 3"/><text:span text:style-name="T21">a</text:span><text:span text:style-name="T12"> et </text:span><text:bookmark text:name="MathJax-Span-444 Copie 3"/><text:bookmark text:name="MathJax-Span-443 Copie 3"/><text:bookmark text:name="MathJax-Span-442 Copie 3"/><text:bookmark text:name="MathJax-Element-23-Frame Copie 3"/><text:span text:style-name="T21">b</text:span><text:span text:style-name="T12">. On note </text:span><text:bookmark text:name="MathJax-Span-447 Copie 3"/><text:bookmark text:name="MathJax-Span-446 Copie 3"/><text:bookmark text:name="MathJax-Span-445 Copie 3"/><text:bookmark text:name="MathJax-Element-24-Frame Copie 3"/><text:span text:style-name="T21">D</text:span><text:bookmark text:name="MathJax-Span-448 Copie 3"/><text:span text:style-name="T24">(</text:span><text:bookmark text:name="MathJax-Span-449 Copie 3"/><text:span text:style-name="T21">a</text:span><text:bookmark text:name="MathJax-Span-450 Copie 3"/><text:span text:style-name="T24">)</text:span><text:span text:style-name="T12"> et </text:span><text:bookmark text:name="MathJax-Span-453 Copie 3"/><text:bookmark text:name="MathJax-Span-452 Copie 3"/><text:bookmark text:name="MathJax-Span-451 Copie 3"/><text:bookmark text:name="MathJax-Element-25-Frame Copie 3"/><text:span text:style-name="T21">D</text:span><text:bookmark text:name="MathJax-Span-454 Copie 3"/><text:span text:style-name="T24">(</text:span><text:bookmark text:name="MathJax-Span-455 Copie 3"/><text:span text:style-name="T21">b</text:span><text:bookmark text:name="MathJax-Span-456 Copie 3"/><text:span text:style-name="T24">)</text:span><text:span text:style-name="T12"> les ensembles de diviseurs de </text:span><text:bookmark text:name="MathJax-Span-459 Copie 3"/><text:bookmark text:name="MathJax-Span-458 Copie 3"/><text:bookmark text:name="MathJax-Span-457 Copie 3"/><text:bookmark text:name="MathJax-Element-26-Frame Copie 3"/><text:span text:style-name="T21">a</text:span><text:span text:style-name="T12"> et de </text:span><text:bookmark text:name="MathJax-Span-462 Copie 3"/><text:bookmark text:name="MathJax-Span-461 Copie 3"/><text:bookmark text:name="MathJax-Span-460 Copie 3"/><text:bookmark text:name="MathJax-Element-27-Frame Copie 3"/><text:span text:style-name="T21">b</text:span><text:span text:style-name="T12"> respectivement. </text:span><text:span text:style-name="T5">Le plus grand élément commun à ces deux ensembles est appelé </text:span><text:span text:style-name="T9">le plus grand diviseur commun</text:span><text:span text:style-name="T5"> de </text:span><text:bookmark text:name="MathJax-Span-465 Copie 3"/><text:bookmark text:name="MathJax-Span-464 Copie 3"/><text:bookmark text:name="MathJax-Span-463 Copie 3"/><text:bookmark text:name="MathJax-Element-28-Frame Copie 3"/><text:span text:style-name="T20">a</text:span><text:span text:style-name="T5"> et de </text:span><text:bookmark text:name="MathJax-Span-468 Copie 3"/><text:bookmark text:name="MathJax-Span-467 Copie 3"/><text:bookmark text:name="MathJax-Span-466 Copie 3"/><text:bookmark text:name="MathJax-Element-29-Frame Copie 3"/><text:span text:style-name="T20">b</text:span><text:span text:style-name="T5"> (</text:span><text:span text:style-name="Emphasis"><text:span text:style-name="T5">greatest common divisor</text:span></text:span><text:span text:style-name="T5"> en anglais), et est noté </text:span><text:bookmark text:name="MathJax-Span-471 Copie 3"/><text:bookmark text:name="MathJax-Span-470 Copie 3"/><text:bookmark text:name="MathJax-Span-469 Copie 3"/><text:bookmark text:name="MathJax-Element-30-Frame Copie 3"/><text:span text:style-name="T20">P</text:span><text:bookmark text:name="MathJax-Span-472 Copie 3"/><text:span text:style-name="T20">G</text:span><text:bookmark text:name="MathJax-Span-473 Copie 3"/><text:span text:style-name="T20">C</text:span><text:bookmark text:name="MathJax-Span-474 Copie 3"/><text:span text:style-name="T20">D</text:span><text:bookmark text:name="MathJax-Span-475 Copie 3"/><text:span text:style-name="T23">(</text:span><text:bookmark text:name="MathJax-Span-476 Copie 3"/><text:span text:style-name="T20">a</text:span><text:bookmark text:name="MathJax-Span-477 Copie 3"/><text:span text:style-name="T23">,</text:span><text:bookmark text:name="MathJax-Span-478 Copie 3"/><text:span text:style-name="T20">b</text:span><text:bookmark text:name="MathJax-Span-479 Copie 3"/><text:span text:style-name="T23">)</text:span><text:span text:style-name="T5"> ou </text:span><text:bookmark text:name="MathJax-Span-482 Copie 3"/><text:bookmark text:name="MathJax-Span-481 Copie 3"/><text:bookmark text:name="MathJax-Span-480 Copie 3"/><text:bookmark text:name="MathJax-Element-31-Frame Copie 3"/><text:span text:style-name="T20">G</text:span><text:bookmark text:name="MathJax-Span-483 Copie 3"/><text:span text:style-name="T20">C</text:span><text:bookmark text:name="MathJax-Span-484 Copie 3"/><text:span text:style-name="T20">D</text:span><text:bookmark text:name="MathJax-Span-485 Copie 3"/><text:span text:style-name="T23">(</text:span><text:bookmark text:name="MathJax-Span-486 Copie 3"/><text:span text:style-name="T20">a</text:span><text:bookmark text:name="MathJax-Span-487 Copie 3"/><text:span text:style-name="T23">,</text:span><text:bookmark text:name="MathJax-Span-488 Copie 3"/><text:span text:style-name="T20">b</text:span><text:bookmark text:name="MathJax-Span-489 Copie 3"/><text:span text:style-name="T23">),</text:span><text:span text:style-name="T5"> voire </text:span><text:bookmark text:name="MathJax-Span-492 Copie 3"/><text:bookmark text:name="MathJax-Span-491 Copie 3"/><text:bookmark text:name="MathJax-Span-490 Copie 3"/><text:bookmark text:name="MathJax-Element-32-Frame Copie 3"/><text:span text:style-name="T20">a</text:span><text:bookmark text:name="MathJax-Span-493 Copie 3"/><text:span text:style-name="T5">∧</text:span><text:bookmark text:name="MathJax-Span-494 Copie 3"/><text:span text:style-name="T20">b</text:span><text:span text:style-name="T5">.</text:span></text:p>
      <text:p text:style-name="P28"><text:span text:style-name="T5">Connaissant la décomposition en facteurs premiers de deux nombres, on peut trouver leur PGCD en gardant la plus petite des deux puissances pour chaque facteur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 Main" svg:font-family="'MathJax Main'"/>
    <style:font-face style:name="MathJax Math" svg:font-family="'MathJax Math'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tophe Gragnic</meta:initial-creator>
    <meta:creation-date>2024-11-04T07:03:09.086660517</meta:creation-date>
    <dc:date>2024-12-03T16:59:34.513000000</dc:date>
    <meta:editing-duration>PT48M52S</meta:editing-duration>
    <meta:editing-cycles>11</meta:editing-cycles>
    <meta:generator>LibreOffice/7.6.4.1$Windows_X86_64 LibreOffice_project/e19e193f88cd6c0525a17fb7a176ed8e6a3e2aa1</meta:generator>
    <meta:document-statistic meta:table-count="0" meta:image-count="0" meta:object-count="10" meta:page-count="1" meta:paragraph-count="38" meta:word-count="548" meta:character-count="3020" meta:non-whitespace-character-count="2500"/>
  </office:meta>
</office:document-meta>
</file>

<file path=Object 1/content.xml><?xml version="1.0" encoding="utf-8"?>
<math xmlns="http://www.w3.org/1998/Math/MathML" display="block">
  <semantics>
    <mrow>
      <mi>d</mi>
      <mo stretchy="false">≤</mo>
      <msqrt>
        <mi>n</mi>
      </msqrt>
    </mrow>
    <annotation encoding="StarMath 5.0">d le sqrt n</annotation>
  </semantics>
</math>
</file>

<file path=Object 10/content.xml><?xml version="1.0" encoding="utf-8"?>
<math xmlns="http://www.w3.org/1998/Math/MathML" display="block">
  <semantics>
    <mrow>
      <mi>n</mi>
      <mo stretchy="false">=</mo>
      <mrow>
        <msub>
          <mi>d</mi>
          <mn>1</mn>
        </msub>
        <mo stretchy="false">×</mo>
        <msub>
          <mi>d</mi>
          <mn>2</mn>
        </msub>
      </mrow>
      <mo stretchy="false">&gt;</mo>
      <mrow>
        <msqrt>
          <mi>n</mi>
        </msqrt>
        <mo stretchy="false">×</mo>
        <msqrt>
          <mi>n</mi>
        </msqrt>
      </mrow>
      <mo stretchy="false">=</mo>
      <mi>n</mi>
    </mrow>
    <annotation encoding="StarMath 5.0">n = d_1 times d_2 gt sqrt n times sqrt n = n</annotation>
  </semantics>
</math>
</file>

<file path=Object 2/content.xml><?xml version="1.0" encoding="utf-8"?>
<math xmlns="http://www.w3.org/1998/Math/MathML" display="block">
  <semantics>
    <mrow>
      <msub>
        <mi>d</mi>
        <mn>1</mn>
      </msub>
      <mo stretchy="false">&gt;</mo>
      <msqrt>
        <mi>n</mi>
      </msqrt>
    </mrow>
    <annotation encoding="StarMath 5.0">d_1 gt sqrt n</annotation>
  </semantics>
</math>
</file>

<file path=Object 3/content.xml><?xml version="1.0" encoding="utf-8"?>
<math xmlns="http://www.w3.org/1998/Math/MathML" display="block">
  <semantics>
    <mrow>
      <msub>
        <mi>d</mi>
        <mn>2</mn>
      </msub>
      <mo stretchy="false">&gt;</mo>
      <msqrt>
        <mi>n</mi>
      </msqrt>
    </mrow>
    <annotation encoding="StarMath 5.0">d_2 gt sqrt n</annotation>
  </semantics>
</math>
</file>

<file path=Object 4/content.xml><?xml version="1.0" encoding="utf-8"?>
<math xmlns="http://www.w3.org/1998/Math/MathML" display="block">
  <semantics>
    <mrow>
      <mi>n</mi>
      <mo stretchy="false">=</mo>
      <mrow>
        <msub>
          <mi>d</mi>
          <mn>1</mn>
        </msub>
        <mo stretchy="false">×</mo>
        <msub>
          <mi>d</mi>
          <mn>2</mn>
        </msub>
      </mrow>
      <mo stretchy="false">&gt;</mo>
      <mrow>
        <msqrt>
          <mi>n</mi>
        </msqrt>
        <mo stretchy="false">×</mo>
        <msqrt>
          <mi>n</mi>
        </msqrt>
      </mrow>
      <mo stretchy="false">=</mo>
      <mi>n</mi>
    </mrow>
    <annotation encoding="StarMath 5.0">n = d_1 times d_2 gt sqrt n times sqrt n = n</annotation>
  </semantics>
</math>
</file>

<file path=Object 5/content.xml><?xml version="1.0" encoding="utf-8"?>
<math xmlns="http://www.w3.org/1998/Math/MathML" display="block">
  <semantics>
    <mrow>
      <mi>n</mi>
      <mo stretchy="false">=</mo>
      <mrow>
        <msub>
          <mi>d</mi>
          <mn>1</mn>
        </msub>
        <mo stretchy="false">×</mo>
        <msub>
          <mi>d</mi>
          <mn>2</mn>
        </msub>
      </mrow>
    </mrow>
    <annotation encoding="StarMath 5.0">n = d_1 times d_2</annotation>
  </semantics>
</math>
</file>

<file path=Object 6/content.xml><?xml version="1.0" encoding="utf-8"?>
<math xmlns="http://www.w3.org/1998/Math/MathML" display="block">
  <semantics>
    <mrow>
      <mi>d</mi>
      <mo stretchy="false">≤</mo>
      <msqrt>
        <mi>n</mi>
      </msqrt>
    </mrow>
    <annotation encoding="StarMath 5.0">d le sqrt n</annotation>
  </semantics>
</math>
</file>

<file path=Object 7/content.xml><?xml version="1.0" encoding="utf-8"?>
<math xmlns="http://www.w3.org/1998/Math/MathML" display="block">
  <semantics>
    <mrow>
      <mi>n</mi>
      <mo stretchy="false">=</mo>
      <mrow>
        <msub>
          <mi>d</mi>
          <mn>1</mn>
        </msub>
        <mo stretchy="false">×</mo>
        <msub>
          <mi>d</mi>
          <mn>2</mn>
        </msub>
      </mrow>
    </mrow>
    <annotation encoding="StarMath 5.0">n = d_1 times d_2</annotation>
  </semantics>
</math>
</file>

<file path=Object 8/content.xml><?xml version="1.0" encoding="utf-8"?>
<math xmlns="http://www.w3.org/1998/Math/MathML" display="block">
  <semantics>
    <mrow>
      <msub>
        <mi>d</mi>
        <mn>1</mn>
      </msub>
      <mo stretchy="false">&gt;</mo>
      <msqrt>
        <mi>n</mi>
      </msqrt>
    </mrow>
    <annotation encoding="StarMath 5.0">d_1 gt sqrt n</annotation>
  </semantics>
</math>
</file>

<file path=Object 9/content.xml><?xml version="1.0" encoding="utf-8"?>
<math xmlns="http://www.w3.org/1998/Math/MathML" display="block">
  <semantics>
    <mrow>
      <msub>
        <mi>d</mi>
        <mn>2</mn>
      </msub>
      <mo stretchy="false">&gt;</mo>
      <msqrt>
        <mi>n</mi>
      </msqrt>
    </mrow>
    <annotation encoding="StarMath 5.0">d_2 gt sqrt n</annotation>
  </semantics>
</math>
</file>